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79.86pt" svg:y="2.83pt">
            <loext:p draw:notify-on-update-of-ranges="sum_avg.C1:sum_avg.C100 sum_avg.D1:sum_avg.D100 sum_avg.C1:sum_avg.C100 sum_avg.F1:sum_avg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7.3692481906826" calcext:value-type="float">
            <text:p>7.369248190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8.1468424766735" calcext:value-type="float">
            <text:p>8.146842476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8.0324092088143" calcext:value-type="float">
            <text:p>8.032409208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8.5665566961518" calcext:value-type="float">
            <text:p>8.56655669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7.8310764530942" calcext:value-type="float">
            <text:p>7.83107645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7.8606558976762" calcext:value-type="float">
            <text:p>7.86065589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7.5721519173629" calcext:value-type="float">
            <text:p>7.572151917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8.5215040655415" calcext:value-type="float">
            <text:p>8.52150406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8.1786694836333" calcext:value-type="float">
            <text:p>8.17866948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7.808436898494" calcext:value-type="float">
            <text:p>7.80843689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7.628289327283" calcext:value-type="float">
            <text:p>7.62828932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8.3810590316169" calcext:value-type="float">
            <text:p>8.38105903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7.4386431035236" calcext:value-type="float">
            <text:p>7.43864310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8.0019779178095" calcext:value-type="float">
            <text:p>8.00197791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8.9261796837342" calcext:value-type="float">
            <text:p>8.926179683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8.2455183134988" calcext:value-type="float">
            <text:p>8.24551831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7.85565479607" calcext:value-type="float">
            <text:p>7.85565479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7.4582342156748" calcext:value-type="float">
            <text:p>7.45823421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7.9305594797139" calcext:value-type="float">
            <text:p>7.93055947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84" calcext:value-type="float">
            <text:p>12884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7.0104959685177" calcext:value-type="float">
            <text:p>7.01049596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348" calcext:value-type="float">
            <text:p>1334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8.320418528931" calcext:value-type="float">
            <text:p>8.320418528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812" calcext:value-type="float">
            <text:p>1381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8.8645131571106" calcext:value-type="float">
            <text:p>8.86451315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276" calcext:value-type="float">
            <text:p>1427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8.4740534075382" calcext:value-type="float">
            <text:p>8.474053407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740" calcext:value-type="float">
            <text:p>1474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7000171125421" calcext:value-type="float">
            <text:p>7.70001711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204" calcext:value-type="float">
            <text:p>1520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8.447521848614" calcext:value-type="float">
            <text:p>8.44752184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668" calcext:value-type="float">
            <text:p>1566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2775663453118" calcext:value-type="float">
            <text:p>7.27756634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132" calcext:value-type="float">
            <text:p>1613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8.6302099253031" calcext:value-type="float">
            <text:p>8.63020992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596" calcext:value-type="float">
            <text:p>1659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7.6994585507662" calcext:value-type="float">
            <text:p>7.69945855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060" calcext:value-type="float">
            <text:p>1706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6559325840629" calcext:value-type="float">
            <text:p>7.65593258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542" calcext:value-type="float">
            <text:p>1854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8.0437863759059" calcext:value-type="float">
            <text:p>8.043786375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008" calcext:value-type="float">
            <text:p>1900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7.2327296863477" calcext:value-type="float">
            <text:p>7.232729686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472" calcext:value-type="float">
            <text:p>1947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7.5732601592843" calcext:value-type="float">
            <text:p>7.573260159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36" calcext:value-type="float">
            <text:p>1993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7.4710915330503" calcext:value-type="float">
            <text:p>7.47109153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400" calcext:value-type="float">
            <text:p>2040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8.2822136051443" calcext:value-type="float">
            <text:p>8.28221360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864" calcext:value-type="float">
            <text:p>2086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8.7920431031265" calcext:value-type="float">
            <text:p>8.79204310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328" calcext:value-type="float">
            <text:p>2132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6615116525171" calcext:value-type="float">
            <text:p>7.66151165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792" calcext:value-type="float">
            <text:p>2179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8.3103423683227" calcext:value-type="float">
            <text:p>8.310342368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256" calcext:value-type="float">
            <text:p>2225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6861400808306" calcext:value-type="float">
            <text:p>7.68614008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720" calcext:value-type="float">
            <text:p>2272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8.3380415281826" calcext:value-type="float">
            <text:p>8.33804152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184" calcext:value-type="float">
            <text:p>2318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7.6590050122453" calcext:value-type="float">
            <text:p>7.65900501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637" calcext:value-type="float">
            <text:p>2563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8.7364345835147" calcext:value-type="float">
            <text:p>8.73643458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862" calcext:value-type="float">
            <text:p>2686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8.0513225425625" calcext:value-type="float">
            <text:p>8.05132254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326" calcext:value-type="float">
            <text:p>2732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8.5152650111619" calcext:value-type="float">
            <text:p>8.51526501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790" calcext:value-type="float">
            <text:p>2779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7.694628262529" calcext:value-type="float">
            <text:p>7.69462826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254" calcext:value-type="float">
            <text:p>2825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8.0890235483486" calcext:value-type="float">
            <text:p>8.089023548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718" calcext:value-type="float">
            <text:p>2871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8.2407735827471" calcext:value-type="float">
            <text:p>8.24077358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182" calcext:value-type="float">
            <text:p>2918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7.9611084384922" calcext:value-type="float">
            <text:p>7.96110843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646" calcext:value-type="float">
            <text:p>2964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9.2324275651199" calcext:value-type="float">
            <text:p>9.23242756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110" calcext:value-type="float">
            <text:p>3011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8.5330037280296" calcext:value-type="float">
            <text:p>8.5330037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574" calcext:value-type="float">
            <text:p>3057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8.2361144441461" calcext:value-type="float">
            <text:p>8.23611444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038" calcext:value-type="float">
            <text:p>3103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8.4639562326867" calcext:value-type="float">
            <text:p>8.46395623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502" calcext:value-type="float">
            <text:p>3150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8.5205604286501" calcext:value-type="float">
            <text:p>8.520560428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966" calcext:value-type="float">
            <text:p>3196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5540662971526" calcext:value-type="float">
            <text:p>7.55406629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430" calcext:value-type="float">
            <text:p>3243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4914741980477" calcext:value-type="float">
            <text:p>7.49147419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894" calcext:value-type="float">
            <text:p>3289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7.1709206955128" calcext:value-type="float">
            <text:p>7.17092069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358" calcext:value-type="float">
            <text:p>3335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7.212529944841" calcext:value-type="float">
            <text:p>7.212529944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822" calcext:value-type="float">
            <text:p>3382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8.5337295610507" calcext:value-type="float">
            <text:p>8.53372956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286" calcext:value-type="float">
            <text:p>3428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6009139514903" calcext:value-type="float">
            <text:p>7.60091395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750" calcext:value-type="float">
            <text:p>3475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9093581620277" calcext:value-type="float">
            <text:p>7.9093581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266" calcext:value-type="float">
            <text:p>3626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7.9325012765864" calcext:value-type="float">
            <text:p>7.93250127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760" calcext:value-type="float">
            <text:p>3676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7.9168471245669" calcext:value-type="float">
            <text:p>7.91684712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224" calcext:value-type="float">
            <text:p>3722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7.8312425279342" calcext:value-type="float">
            <text:p>7.831242527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688" calcext:value-type="float">
            <text:p>3768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8.3491589125976" calcext:value-type="float">
            <text:p>8.34915891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152" calcext:value-type="float">
            <text:p>3815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8.271781149823" calcext:value-type="float">
            <text:p>8.271781149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616" calcext:value-type="float">
            <text:p>3861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3121852472689" calcext:value-type="float">
            <text:p>7.31218524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80" calcext:value-type="float">
            <text:p>3908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8.3910403907841" calcext:value-type="float">
            <text:p>8.39104039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544" calcext:value-type="float">
            <text:p>3954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7.9575707196619" calcext:value-type="float">
            <text:p>7.957570719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008" calcext:value-type="float">
            <text:p>4000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7.0574111126751" calcext:value-type="float">
            <text:p>7.05741111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472" calcext:value-type="float">
            <text:p>4047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6.0495745408121" calcext:value-type="float">
            <text:p>6.04957454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936" calcext:value-type="float">
            <text:p>4093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8.1104352563236" calcext:value-type="float">
            <text:p>8.110435256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400" calcext:value-type="float">
            <text:p>4140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7.8012646536117" calcext:value-type="float">
            <text:p>7.80126465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864" calcext:value-type="float">
            <text:p>4186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7.4824272228951" calcext:value-type="float">
            <text:p>7.48242722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328" calcext:value-type="float">
            <text:p>4232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5011020106326" calcext:value-type="float">
            <text:p>7.50110201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792" calcext:value-type="float">
            <text:p>4279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8.2288075341146" calcext:value-type="float">
            <text:p>8.228807534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256" calcext:value-type="float">
            <text:p>4325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6612996571832" calcext:value-type="float">
            <text:p>7.66129965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720" calcext:value-type="float">
            <text:p>4372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7.3872995162424" calcext:value-type="float">
            <text:p>7.387299516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184" calcext:value-type="float">
            <text:p>4418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8.2038783449715" calcext:value-type="float">
            <text:p>8.20387834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648" calcext:value-type="float">
            <text:p>4464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7.8333967512087" calcext:value-type="float">
            <text:p>7.83339675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112" calcext:value-type="float">
            <text:p>4511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8.2987748524875" calcext:value-type="float">
            <text:p>8.298774852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576" calcext:value-type="float">
            <text:p>4557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7.3810224381616" calcext:value-type="float">
            <text:p>7.38102243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040" calcext:value-type="float">
            <text:p>4604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8061539446458" calcext:value-type="float">
            <text:p>7.80615394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295" calcext:value-type="float">
            <text:p>4829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7.0754226365954" calcext:value-type="float">
            <text:p>7.075422636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520" calcext:value-type="float">
            <text:p>4952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8.3893652643306" calcext:value-type="float">
            <text:p>8.389365264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84" calcext:value-type="float">
            <text:p>4998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2019292081813" calcext:value-type="float">
            <text:p>7.20192920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448" calcext:value-type="float">
            <text:p>5044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8438886004204" calcext:value-type="float">
            <text:p>7.84388860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12" calcext:value-type="float">
            <text:p>5091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7.5358438381763" calcext:value-type="float">
            <text:p>7.535843838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376" calcext:value-type="float">
            <text:p>5137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7.5815651785571" calcext:value-type="float">
            <text:p>7.58156517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840" calcext:value-type="float">
            <text:p>5184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7.6813271871465" calcext:value-type="float">
            <text:p>7.68132718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304" calcext:value-type="float">
            <text:p>5230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7.6006427080187" calcext:value-type="float">
            <text:p>7.6006427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826" calcext:value-type="float">
            <text:p>5382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7.9898714292407" calcext:value-type="float">
            <text:p>7.98987142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292" calcext:value-type="float">
            <text:p>5429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9788741102478" calcext:value-type="float">
            <text:p>7.978874110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756" calcext:value-type="float">
            <text:p>5475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7.6163169360628" calcext:value-type="float">
            <text:p>7.61631693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220" calcext:value-type="float">
            <text:p>5522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7.9483379806176" calcext:value-type="float">
            <text:p>7.94833798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684" calcext:value-type="float">
            <text:p>5568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8.5779569406167" calcext:value-type="float">
            <text:p>8.577956940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148" calcext:value-type="float">
            <text:p>5614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8.0629410944219" calcext:value-type="float">
            <text:p>8.062941094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612" calcext:value-type="float">
            <text:p>5661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7.4284434223728" calcext:value-type="float">
            <text:p>7.42844342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076" calcext:value-type="float">
            <text:p>5707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7.5383833928156" calcext:value-type="float">
            <text:p>7.53838339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540" calcext:value-type="float">
            <text:p>5754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8.5606648554432" calcext:value-type="float">
            <text:p>8.56066485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004" calcext:value-type="float">
            <text:p>5800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8.5612275054896" calcext:value-type="float">
            <text:p>8.561227505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468" calcext:value-type="float">
            <text:p>5846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7.7320001252432" calcext:value-type="float">
            <text:p>7.7320001252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08:51.092175193</dc:date>
    <meta:editing-duration>PT3M26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14cm" svg:y="3.925cm" style:legend-expansion="high" chart:style-name="ch2"/>
        <chart:plot-area chart:style-name="ch3" table:cell-range-address="sum_avg.C1:sum_avg.D100 sum_avg.F1:sum_avg.F100" chart:data-source-has-labels="row" svg:x="0.32cm" svg:y="0.18cm" svg:width="12.474cm" svg:height="8.64cm">
          <chartooo:coordinate-region svg:x="0.994cm" svg:y="0.393cm" svg:width="11.481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m_avg.D1:sum_avg.D100" loext:label-string="sumavg" chart:class="chart:scatter">
            <chart:domain table:cell-range-address="sum_avg.C1:sum_avg.C100"/>
            <chart:data-point chart:repeated="100"/>
          </chart:series>
          <chart:series chart:style-name="ch7" chart:values-cell-range-address="sum_avg.F1:sum_avg.F100" loext:label-string="threshold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7.3692481906826">
                <text:p>7.3692481906826</text:p>
                <draw:g>
                  <svg:desc>sum_avg.D1:sum_avg.D100</svg:desc>
                </draw:g>
              </table:table-cell>
              <table:table-cell office:value-type="float" office:value="25">
                <text:p>25</text:p>
                <draw:g>
                  <svg:desc>sum_avg.F1:sum_avg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8.1468424766735">
                <text:p>8.1468424766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8.0324092088143">
                <text:p>8.0324092088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8.5665566961518">
                <text:p>8.5665566961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7.8310764530942">
                <text:p>7.83107645309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7.8606558976762">
                <text:p>7.86065589767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7.5721519173629">
                <text:p>7.5721519173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8.5215040655415">
                <text:p>8.5215040655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8.1786694836333">
                <text:p>8.1786694836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7.808436898494">
                <text:p>7.808436898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7.628289327283">
                <text:p>7.628289327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8.3810590316169">
                <text:p>8.3810590316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7.4386431035236">
                <text:p>7.4386431035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8.0019779178095">
                <text:p>8.0019779178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8.9261796837342">
                <text:p>8.92617968373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8.2455183134988">
                <text:p>8.2455183134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7.85565479607">
                <text:p>7.855654796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7.4582342156748">
                <text:p>7.45823421567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7.9305594797139">
                <text:p>7.9305594797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7.0104959685177">
                <text:p>7.0104959685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8.320418528931">
                <text:p>8.320418528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8.8645131571106">
                <text:p>8.8645131571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8.4740534075382">
                <text:p>8.47405340753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7000171125421">
                <text:p>7.7000171125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8.447521848614">
                <text:p>8.4475218486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2775663453118">
                <text:p>7.2775663453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8.6302099253031">
                <text:p>8.63020992530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7.6994585507662">
                <text:p>7.6994585507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6559325840629">
                <text:p>7.6559325840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8.0437863759059">
                <text:p>8.04378637590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7.2327296863477">
                <text:p>7.2327296863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7.5732601592843">
                <text:p>7.573260159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7.4710915330503">
                <text:p>7.47109153305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8.2822136051443">
                <text:p>8.2822136051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8.7920431031265">
                <text:p>8.79204310312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6615116525171">
                <text:p>7.6615116525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8.3103423683227">
                <text:p>8.310342368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6861400808306">
                <text:p>7.6861400808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8.3380415281826">
                <text:p>8.33804152818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7.6590050122453">
                <text:p>7.65900501224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8.7364345835147">
                <text:p>8.73643458351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8.0513225425625">
                <text:p>8.0513225425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8.5152650111619">
                <text:p>8.5152650111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7.694628262529">
                <text:p>7.6946282625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8.0890235483486">
                <text:p>8.0890235483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8.2407735827471">
                <text:p>8.2407735827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7.9611084384922">
                <text:p>7.9611084384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9.2324275651199">
                <text:p>9.2324275651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8.5330037280296">
                <text:p>8.5330037280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8.2361144441461">
                <text:p>8.2361144441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8.4639562326867">
                <text:p>8.46395623268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8.5205604286501">
                <text:p>8.5205604286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5540662971526">
                <text:p>7.5540662971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4914741980477">
                <text:p>7.4914741980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7.1709206955128">
                <text:p>7.1709206955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7.212529944841">
                <text:p>7.212529944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8.5337295610507">
                <text:p>8.53372956105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6009139514903">
                <text:p>7.60091395149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9093581620277">
                <text:p>7.90935816202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7.9325012765864">
                <text:p>7.93250127658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7.9168471245669">
                <text:p>7.91684712456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7.8312425279342">
                <text:p>7.83124252793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8.3491589125976">
                <text:p>8.3491589125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8.271781149823">
                <text:p>8.271781149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3121852472689">
                <text:p>7.3121852472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8.3910403907841">
                <text:p>8.3910403907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7.9575707196619">
                <text:p>7.9575707196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7.0574111126751">
                <text:p>7.0574111126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6.0495745408121">
                <text:p>6.0495745408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8.1104352563236">
                <text:p>8.1104352563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7.8012646536117">
                <text:p>7.8012646536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7.4824272228951">
                <text:p>7.48242722289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5011020106326">
                <text:p>7.50110201063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8.2288075341146">
                <text:p>8.2288075341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6612996571832">
                <text:p>7.66129965718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7.3872995162424">
                <text:p>7.38729951624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8.2038783449715">
                <text:p>8.2038783449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7.8333967512087">
                <text:p>7.8333967512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8.2987748524875">
                <text:p>8.29877485248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7.3810224381616">
                <text:p>7.3810224381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8061539446458">
                <text:p>7.8061539446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7.0754226365954">
                <text:p>7.07542263659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8.3893652643306">
                <text:p>8.3893652643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2019292081813">
                <text:p>7.2019292081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8438886004204">
                <text:p>7.8438886004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7.5358438381763">
                <text:p>7.5358438381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7.5815651785571">
                <text:p>7.58156517855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7.6813271871465">
                <text:p>7.68132718714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7.6006427080187">
                <text:p>7.6006427080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7.9898714292407">
                <text:p>7.9898714292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9788741102478">
                <text:p>7.97887411024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7.6163169360628">
                <text:p>7.61631693606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7.9483379806176">
                <text:p>7.9483379806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8.5779569406167">
                <text:p>8.5779569406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8.0629410944219">
                <text:p>8.0629410944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7.4284434223728">
                <text:p>7.42844342237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7.5383833928156">
                <text:p>7.5383833928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8.5606648554432">
                <text:p>8.5606648554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8.5612275054896">
                <text:p>8.5612275054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7.7320001252432">
                <text:p>7.732000125243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